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04df2d"/>
    </style:style>
    <style:style style:name="T2" style:family="text">
      <style:text-properties officeooo:rsid="00053a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3a70" style:font-weight-asian="bold" style:font-weight-complex="bold"/>
    </style:style>
    <style:style style:name="T5" style:family="text">
      <style:text-properties officeooo:rsid="0006e641"/>
    </style:style>
    <style:style style:name="T6" style:family="text">
      <style:text-properties officeooo:rsid="000773d7"/>
    </style:style>
    <style:style style:name="T7" style:family="text">
      <style:text-properties officeooo:rsid="00078a87"/>
    </style:style>
    <style:style style:name="T8" style:family="text">
      <style:text-properties officeooo:rsid="00096e65"/>
    </style:style>
    <style:style style:name="T9" style:family="text">
      <style:text-properties officeooo:rsid="000ecd2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okumentacja </text:h>
      <text:h text:style-name="Heading_20_4" text:outline-level="4">Ogólny Opis </text:h>
      <text:p text:style-name="Text_20_body"><text:span text:style-name="T1">Moduł</text:span> jest systemem zarządzania zadaniami i kategoriami, który umożliwia użytkownikowi tworzenie, edytowanie, usuwanie oraz archiwizowanie zadań, a także organizowanie ich w kategorie <text:span text:style-name="T1">(więcej o tym w pliku działanie-modułu.</text:span><text:span text:style-name="T9">odt</text:span><text:span text:style-name="T1">)</text:span>. <text:span text:style-name="T1">Moduł</text:span> korzysta z <text:a xlink:type="simple" xlink:href="https://developer.mozilla.org/en-US/docs/Web/API/Web_components" text:style-name="Internet_20_link" text:visited-style-name="Visited_20_Internet_20_Link"><text:span text:style-name="Strong_20_Emphasis">Web Components</text:span></text:a><text:span text:style-name="Strong_20_Emphasis">.</text:span></text:p>
      <text:p text:style-name="Text_20_body">Stan aplikacji jest przechowywany w <text:span text:style-name="Strong_20_Emphasis">localStorage. </text:span>Komunikacja pomiędzy różnymi modułami aplikacji odbywa się poprzez nasłuchiwanie <text:span text:style-name="T2">customowych </text:span>zdarzeń<text:span text:style-name="T3"> </text:span><text:span text:style-name="T4">(</text:span><text:a xlink:type="simple" xlink:href="https://developer.mozilla.org/en-US/docs/Web/API/CustomEvent" text:style-name="Internet_20_link" text:visited-style-name="Visited_20_Internet_20_Link"><text:span text:style-name="T4">CustomEvent</text:span></text:a><text:span text:style-name="T4">)</text:span><text:span text:style-name="T3">.</text:span></text:p>
      <text:h text:style-name="Heading_20_4" text:outline-level="4">Kluczowe Moduły Aplikacji</text:h>
      <text:list xml:id="list3426456193" text:style-name="L1">
        <text:list-item>
          <text:p text:style-name="P1"><text:span text:style-name="Strong_20_Emphasis">UPTPanel</text:span></text:p>
          <text:list>
            <text:list-item>
              <text:p text:style-name="P2"><text:span text:style-name="Strong_20_Emphasis">Opis</text:span>: Główny panel aplikacji, który <text:span text:style-name="T5">wyświetla</text:span> kategor<text:span text:style-name="T5">ie, zadania i statystyki.</text:span></text:p>
            </text:list-item>
            <text:list-item>
              <text:p text:style-name="P2"><text:span text:style-name="Strong_20_Emphasis">Funkcjonalności</text:span>:</text:p>
              <text:list>
                <text:list-item>
                  <text:p text:style-name="P2"><text:span text:style-name="Strong_20_Emphasis">Dodawanie nowych zadań i kategorii</text:span></text:p>
                </text:list-item>
                <text:list-item>
                  <text:p text:style-name="P2"><text:span text:style-name="Strong_20_Emphasis">Aktualizowanie i usuwanie istniejących elementów</text:span></text:p>
                </text:list-item>
                <text:list-item>
                  <text:p text:style-name="P2"><text:span text:style-name="Strong_20_Emphasis">Wyświetlanie listy kategorii i zadań</text:span></text:p>
                </text:list-item>
                <text:list-item>
                  <text:p text:style-name="P2"><text:span text:style-name="Strong_20_Emphasis">Komunikacja z serwisem </text:span><text:span text:style-name="Strong_20_Emphasis"><text:span text:style-name="Source_20_Text">UPTApiService</text:span></text:span>: Panel wysyła zapytania do serwisu, aby pobierać dane oraz zapisywać zmiany w <text:span text:style-name="T5">module</text:span>.</text:p>
                </text:list-item>
              </text:list>
            </text:list-item>
          </text:list>
        </text:list-item>
        <text:list-item>
          <text:p text:style-name="P1"><text:span text:style-name="Strong_20_Emphasis">UPTArchivePanel</text:span></text:p>
          <text:list>
            <text:list-item>
              <text:p text:style-name="P2"><text:span text:style-name="Strong_20_Emphasis">Opis</text:span>: Panel zarządzania zadaniami archiwalnymi. Użytkownik może przywracać lub usuwać zadania, które zostały wcześniej zarchiwizowane.</text:p>
            </text:list-item>
            <text:list-item>
              <text:p text:style-name="P2"><text:span text:style-name="Strong_20_Emphasis">Funkcjonalności</text:span>:</text:p>
              <text:list>
                <text:list-item>
                  <text:p text:style-name="P2"><text:span text:style-name="Strong_20_Emphasis">Przywracanie zarchiwizowanych zadań</text:span></text:p>
                </text:list-item>
                <text:list-item>
                  <text:p text:style-name="P2"><text:span text:style-name="Strong_20_Emphasis">Usuwanie zarchiwizowanych zadań</text:span></text:p>
                </text:list-item>
                <text:list-item>
                  <text:p text:style-name="P2"><text:span text:style-name="Strong_20_Emphasis">Filtrowanie i sortowanie</text:span>: Umożliwia wyświetlanie zadań według różnych kryteriów (np. daty, kategorii).</text:p>
                </text:list-item>
              </text:list>
            </text:list-item>
          </text:list>
        </text:list-item>
        <text:list-item>
          <text:p text:style-name="P1"><text:span text:style-name="Strong_20_Emphasis">UPTCategoryPanel</text:span></text:p>
          <text:list>
            <text:list-item>
              <text:p text:style-name="P2"><text:span text:style-name="Strong_20_Emphasis">Opis</text:span>: Panel odpowiedzialny za zarządzanie kategoriami. Użytkownicy mogą dodawać nowe kategorie, edytować istniejące oraz je usuwać.</text:p>
            </text:list-item>
            <text:list-item>
              <text:p text:style-name="P2"><text:span text:style-name="Strong_20_Emphasis">Funkcjonalności</text:span>:</text:p>
              <text:list>
                <text:list-item>
                  <text:p text:style-name="P2"><text:span text:style-name="Strong_20_Emphasis">Tworzenie, edytowanie i usuwanie kategorii</text:span></text:p>
                </text:list-item>
                <text:list-item>
                  <text:p text:style-name="P2"><text:span text:style-name="Strong_20_Emphasis">Wyświetlanie wszystkich kategorii w aplikacji</text:span></text:p>
                </text:list-item>
                <text:list-item>
                  <text:p text:style-name="P2"><text:span text:style-name="Strong_20_Emphasis">Obsługa zadań przypisanych do kategorii</text:span>: Każda kategoria może zawierać listę zadań przypisanych do niej przez użytkownika.</text:p>
                </text:list-item>
              </text:list>
            </text:list-item>
          </text:list>
        </text:list-item>
        <text:list-item>
          <text:p text:style-name="P1"><text:span text:style-name="Strong_20_Emphasis">UPTTasksPanel</text:span></text:p>
          <text:list>
            <text:list-item>
              <text:p text:style-name="P2"><text:span text:style-name="Strong_20_Emphasis">Opis</text:span>: Panel do zarządzania zadaniami, który pozwala użytkownikowi na tworzenie, edytowanie, usuwanie i archiwizowanie zadań.</text:p>
            </text:list-item>
            <text:list-item>
              <text:p text:style-name="P2"><text:span text:style-name="Strong_20_Emphasis">Funkcjonalności</text:span>:</text:p>
              <text:list>
                <text:list-item>
                  <text:p text:style-name="P2"><text:span text:style-name="Strong_20_Emphasis">Tworzenie nowych zadań</text:span></text:p>
                </text:list-item>
                <text:list-item>
                  <text:p text:style-name="P2"><text:span text:style-name="Strong_20_Emphasis">Edycja, usuwanie i archiwizacja zadań</text:span></text:p>
                </text:list-item>
                <text:list-item>
                  <text:p text:style-name="P2"><text:soft-page-break/><text:span text:style-name="Strong_20_Emphasis">Filtrowanie zadań</text:span>: Zadania mogą być filtrowane według statusu, kategorii czy daty.</text:p>
                </text:list-item>
                <text:list-item>
                  <text:p text:style-name="P1"><text:span text:style-name="Strong_20_Emphasis">Przypisanie zadań do kategorii</text:span>: Panel umożliwia przypisanie zadań do konkretnych kategorii.</text:p>
                </text:list-item>
              </text:list>
            </text:list-item>
          </text:list>
        </text:list-item>
      </text:list>
      <text:h text:style-name="Heading_20_4" text:outline-level="4">Komunikacja Pomiędzy Modułami</text:h>
      <text:p text:style-name="Text_20_body">Wszystkie moduły aplikacji komunikują się ze sobą poprzez <text:span text:style-name="Strong_20_Emphasis">nasłuchiwanie </text:span><text:span text:style-name="Strong_20_Emphasis"><text:span text:style-name="T6">customowych</text:span></text:span><text:span text:style-name="Strong_20_Emphasis"> zdarzeń</text:span>. Każdy z paneli może reagować na zmiany, jakie zachodzą w innych częściach <text:span text:style-name="T6">modułu</text:span>, co umożliwia synchronizację stanu w czasie rzeczywistym. Na przykład, gdy użytkownik doda nową kategorię lub zadanie w panelu <text:span text:style-name="Strong_20_Emphasis">UPTCategoryPanel</text:span> lub <text:span text:style-name="Strong_20_Emphasis">UPTTasksPanel</text:span>, inne moduły zostaną automatycznie zaktualizowane, aby odzwierciedlić te zmiany.</text:p>
      <text:p text:style-name="Text_20_body"><text:span text:style-name="Strong_20_Emphasis">Zdarzenia</text:span> w aplikacji są emitowane w odpowiedzi na działania użytkownika, takie jak:</text:p>
      <text:list xml:id="list2475546988" text:style-name="L2">
        <text:list-item>
          <text:p text:style-name="P4"><text:span text:style-name="Strong_20_Emphasis">Dodanie nowego zadania</text:span> – powiadamia inne panele, aby zaktualizowały swoją listę zadań.</text:p>
        </text:list-item>
        <text:list-item>
          <text:p text:style-name="P4"><text:span text:style-name="Strong_20_Emphasis">Edycja zadania lub kategorii</text:span> – powoduje, że zmodyfikowane dane zostaną przekazane do odpowiednich komponentów.</text:p>
        </text:list-item>
        <text:list-item>
          <text:p text:style-name="P3"><text:span text:style-name="Strong_20_Emphasis">Archiwizowanie zadania</text:span> – zadanie jest przenoszone do archiwum, a inne panele są aktualizowane, aby pokazać tylko aktywne zadania.</text:p>
        </text:list-item>
      </text:list>
      <text:p text:style-name="Text_20_body">Komunikacja pomiędzy modułami odbywa się w sposób asynchroniczny, co pozwala na utrzymanie responsywności aplikacji.</text:p>
      <text:h text:style-name="Heading_20_4" text:outline-level="4">Stan Aplikacji w LocalStorage</text:h>
      <text:p text:style-name="Text_20_body">Stan aplikacji jest przechowywany w <text:span text:style-name="Strong_20_Emphasis">localStorage</text:span>, co zapewnia trwałość danych w przeglądarce użytkownika pomiędzy sesjami. Każda zmiana w danych, takich jak dodanie nowej kategorii czy zadania, jest zapisywana w <text:span text:style-name="Strong_20_Emphasis">localStorage</text:span>, co umożliwia ich późniejsze odczytanie przy ponownym uruchomieniu.</text:p>
      <text:p text:style-name="Text_20_body">Każdy z modułów, takich jak <text:span text:style-name="Strong_20_Emphasis">UPTPanel</text:span>, <text:span text:style-name="Strong_20_Emphasis">UPTCategoryPanel</text:span> i <text:span text:style-name="Strong_20_Emphasis">UPTTasksPanel</text:span>, korzysta z centralnego serwisu <text:span text:style-name="Source_20_Text">UPTApiService</text:span> do zarządzania tym stanem, zarówno do jego odczytu, jak i zapisu. <text:span text:style-name="Source_20_Text">UPTApiService</text:span> zapewnia, że dane są synchronizowane między lokalnym magazynem a API (w przypadku gdyby aplikacja była rozszerzona o backend). Dzięki temu użytkownik może mieć pewność, że jego dane są przechowywane w sposób niezawodny, nawet w przypadku zamknięcia aplikacji lub odświeżenia strony.</text:p>
      <text:h text:style-name="Heading_20_4" text:outline-level="4">Web Components</text:h>
      <text:p text:style-name="Text_20_body"><text:span text:style-name="T7">Moduł</text:span> korzysta z technologii <text:span text:style-name="Strong_20_Emphasis">Web Components</text:span>, co pozwala na tworzenie odseparowanych, samodzielnych komponentów UI, które można łatwo wykorzystywać. <text:span text:style-name="T7">Niektóre panele </text:span><text:span text:style-name="T8">i części modułu </text:span><text:span text:style-name="T7">używają ich </text:span><text:span text:style-name="T8">mechanizmów do działania i redukcji ilości kodu</text:span><text:span text:style-name="T7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6T17:06:35.852000000</dc:date>
    <meta:editing-duration>PT11M23S</meta:editing-duration>
    <meta:editing-cycles>9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43" meta:word-count="522" meta:character-count="3965" meta:non-whitespace-character-count="3510"/>
  </office:meta>
</office:document-meta>
</file>